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e10b" officeooo:paragraph-rsid="000de10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e10b" officeooo:paragraph-rsid="000de10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0de10b" officeooo:paragraph-rsid="000de10b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0de10b" officeooo:paragraph-rsid="000de10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0de10b" officeooo:paragraph-rsid="00142213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0e05ae" officeooo:paragraph-rsid="000e05ae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0e05ae" officeooo:paragraph-rsid="0012cc3e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style:text-underline-style="none" fo:font-weight="bold" officeooo:rsid="000e05ae" officeooo:paragraph-rsid="000e05ae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style:text-underline-style="none" fo:font-weight="bold" officeooo:rsid="000e05ae" officeooo:paragraph-rsid="0012cc3e" style:font-weight-asian="bold" style:font-weight-complex="bold"/>
    </style:style>
    <style:style style:name="P10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0e05ae" officeooo:paragraph-rsid="000e05ae" style:font-weight-asian="bold" style:font-weight-complex="bold"/>
    </style:style>
    <style:style style:name="P11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0e05ae" officeooo:paragraph-rsid="0012cc3e" style:font-weight-asian="bold" style:font-weight-complex="bold"/>
    </style:style>
    <style:style style:name="P12" style:family="paragraph" style:parent-style-name="Standard" style:list-style-name="L5">
      <style:paragraph-properties fo:text-align="start" style:justify-single-word="false"/>
      <style:text-properties style:text-underline-style="none" fo:font-weight="bold" officeooo:rsid="000e05ae" officeooo:paragraph-rsid="0012cc3e" style:font-weight-asian="bold" style:font-weight-complex="bold"/>
    </style:style>
    <style:style style:name="P13" style:family="paragraph" style:parent-style-name="Standard" style:list-style-name="L6">
      <style:paragraph-properties fo:text-align="start" style:justify-single-word="false"/>
      <style:text-properties style:text-underline-style="none" fo:font-weight="bold" officeooo:rsid="000fdff6" officeooo:paragraph-rsid="000fdff6" style:font-weight-asian="bold" style:font-weight-complex="bold"/>
    </style:style>
    <style:style style:name="P14" style:family="paragraph" style:parent-style-name="Standard" style:list-style-name="L7">
      <style:paragraph-properties fo:text-align="start" style:justify-single-word="false"/>
      <style:text-properties style:text-underline-style="none" fo:font-weight="bold" officeooo:rsid="000fdff6" officeooo:paragraph-rsid="000fdff6" style:font-weight-asian="bold" style:font-weight-complex="bold"/>
    </style:style>
    <style:style style:name="P15" style:family="paragraph" style:parent-style-name="Standard" style:list-style-name="L8">
      <style:paragraph-properties fo:text-align="start" style:justify-single-word="false"/>
      <style:text-properties style:text-underline-style="none" fo:font-weight="bold" officeooo:rsid="000fdff6" officeooo:paragraph-rsid="000fdff6" style:font-weight-asian="bold" style:font-weight-complex="bold"/>
    </style:style>
    <style:style style:name="P16" style:family="paragraph" style:parent-style-name="Standard" style:list-style-name="L10">
      <style:paragraph-properties fo:text-align="start" style:justify-single-word="false"/>
      <style:text-properties style:text-underline-style="none" fo:font-weight="bold" officeooo:rsid="00118075" officeooo:paragraph-rsid="00118075" style:font-weight-asian="bold" style:font-weight-complex="bold"/>
    </style:style>
    <style:style style:name="P17" style:family="paragraph" style:parent-style-name="Standard" style:list-style-name="L9">
      <style:paragraph-properties fo:text-align="start" style:justify-single-word="false"/>
      <style:text-properties style:text-underline-style="none" fo:font-weight="bold" officeooo:rsid="00118075" officeooo:paragraph-rsid="00118075" style:font-weight-asian="bold" style:font-weight-complex="bold"/>
    </style:style>
    <style:style style:name="P18" style:family="paragraph" style:parent-style-name="Standard" style:list-style-name="L8">
      <style:paragraph-properties fo:text-align="start" style:justify-single-word="false"/>
      <style:text-properties style:text-underline-style="none" fo:font-weight="bold" officeooo:rsid="00118075" officeooo:paragraph-rsid="00118075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12cc3e" officeooo:paragraph-rsid="0012cc3e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142213" officeooo:paragraph-rsid="00142213" style:font-weight-asian="bold" style:font-weight-complex="bold"/>
    </style:style>
    <style:style style:name="P21" style:family="paragraph" style:parent-style-name="Standard">
      <style:paragraph-properties fo:text-align="end" style:justify-single-word="false"/>
      <style:text-properties style:text-underline-style="none" fo:font-weight="normal" officeooo:rsid="00118075" officeooo:paragraph-rsid="00118075" style:font-weight-asian="normal" style:font-weight-complex="normal"/>
    </style:style>
    <style:style style:name="T1" style:family="text">
      <style:text-properties officeooo:rsid="000e05ae"/>
    </style:style>
    <style:style style:name="T2" style:family="text">
      <style:text-properties officeooo:rsid="00118075"/>
    </style:style>
    <style:style style:name="T3" style:family="text">
      <style:text-properties officeooo:rsid="0012cc3e"/>
    </style:style>
    <style:style style:name="T4" style:family="text">
      <style:text-properties officeooo:rsid="00142213"/>
    </style:style>
    <style:style style:name="T5" style:family="text">
      <style:text-properties officeooo:rsid="0015bd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2016-04-10</text:p>
      <text:p text:style-name="P1">Deliveries document</text:p>
      <text:p text:style-name="P2"/>
      <text:p text:style-name="P5">Group8: <text:span text:style-name="T4">Seldin Music, Liridon Kozhani, Walid Balegh, Xingchen Lu, Mattias Gustavsson,</text:span></text:p>
      <text:p text:style-name="P20">Abdirahman Duale.</text:p>
      <text:p text:style-name="P20"/>
      <text:p text:style-name="P19">The web shop f<text:span text:style-name="T4">rontend</text:span> will be in HTML/CSS and might have some elements in JavaScript. The backend will consist of a WildFly8 application server <text:span text:style-name="T4">where user requests will be processed</text:span>. On the <text:span text:style-name="T4">application</text:span> server Java Server Faces framework will be used. MySQL is going to be the database being used to <text:span text:style-name="T4">store and fetch data for the web shop.</text:span> </text:p>
      <text:p text:style-name="P3"/>
      <text:p text:style-name="P1"/>
      <text:p text:style-name="P3">Implementation delivery 1:</text:p>
      <text:list xml:id="list206940392683531124" text:style-name="L1">
        <text:list-item>
          <text:p text:style-name="P4">The java classes will be <text:span text:style-name="T1">written.</text:span></text:p>
        </text:list-item>
        <text:list-item>
          <text:p text:style-name="P6">The first page the user is presented with.</text:p>
        </text:list-item>
        <text:list-item>
          <text:p text:style-name="P6"><text:span text:style-name="T2">Ability to add a movie and remove a movie</text:span>.</text:p>
        </text:list-item>
        <text:list-item>
          <text:p text:style-name="P6">The movie database will be implemented.</text:p>
        </text:list-item>
        <text:list-item>
          <text:p text:style-name="P6">HTML/CSS work<text:span text:style-name="T3">(layout,style,functionality) </text:span></text:p>
        </text:list-item>
      </text:list>
      <text:p text:style-name="P3"/>
      <text:p text:style-name="P3">Implementation delivery 2:</text:p>
      <text:list xml:id="list1945570140300874400" text:style-name="L2">
        <text:list-item>
          <text:p text:style-name="P8">The login system will be implemented.</text:p>
        </text:list-item>
        <text:list-item>
          <text:p text:style-name="P8">The admin database will be implemented.</text:p>
        </text:list-item>
        <text:list-item>
          <text:p text:style-name="P8">Adding our gathered movies to the movie database.</text:p>
        </text:list-item>
        <text:list-item>
          <text:p text:style-name="P9">HTML/CSS work<text:span text:style-name="T3">(layout,style,functionality) </text:span></text:p>
        </text:list-item>
      </text:list>
      <text:p text:style-name="P3"/>
      <text:p text:style-name="P3">Implementation delivery 3:</text:p>
      <text:list xml:id="list907001943294884099" text:style-name="L4">
        <text:list-item>
          <text:p text:style-name="P10">The ability to add <text:span text:style-name="T5">and remove</text:span> an admin account will be implemented.</text:p>
        </text:list-item>
        <text:list-item>
          <text:p text:style-name="P10">The ability to change an admin password will be implemented.</text:p>
        </text:list-item>
        <text:list-item>
          <text:p text:style-name="P11">HTML/CSS work<text:span text:style-name="T3">(layout,style,functionality) </text:span></text:p>
        </text:list-item>
      </text:list>
      <text:p text:style-name="P3"/>
      <text:p text:style-name="P3">Implementation delivery 4:</text:p>
      <text:list xml:id="list7485860017472973604" text:style-name="L9">
        <text:list-item>
          <text:p text:style-name="P17">All the HTML pages will be done.</text:p>
        </text:list-item>
      </text:list>
      <text:list xml:id="list8813969845887014061" text:style-name="L7">
        <text:list-item>
          <text:p text:style-name="P14">Orders database will be implemented.</text:p>
        </text:list-item>
      </text:list>
      <text:list xml:id="list883454451736077844" text:style-name="L6">
        <text:list-item>
          <text:p text:style-name="P13">The basket will be implemented.</text:p>
        </text:list-item>
      </text:list>
      <text:list xml:id="list6407407355241907529" text:style-name="L5">
        <text:list-item>
          <text:p text:style-name="P12">HTML/CSS work<text:span text:style-name="T3">(layout,style,functionality) </text:span></text:p>
        </text:list-item>
      </text:list>
      <text:p text:style-name="P3"/>
      <text:p text:style-name="P3">Implementation delivery 5:</text:p>
      <text:list xml:id="list9163450653468383286" text:style-name="L8">
        <text:list-item>
          <text:p text:style-name="P15">Search functionality will be implemented.</text:p>
        </text:list-item>
        <text:list-item>
          <text:p text:style-name="P18">The ability to <text:span text:style-name="T5">modify </text:span>orders for the admin will be implemented.</text:p>
        </text:list-item>
      </text:list>
      <text:list xml:id="list152525795195788" text:continue-list="list206940392683531124" text:style-name="L1">
        <text:list-item>
          <text:p text:style-name="P7">HTML/CSS work<text:span text:style-name="T3">(layout,style,functionality) </text:span></text:p>
        </text:list-item>
      </text:list>
      <text:p text:style-name="P3"/>
      <text:p text:style-name="P3">Implementation delivery 6:</text:p>
      <text:list xml:id="list3366451494385512577" text:style-name="L10">
        <text:list-item>
          <text:p text:style-name="P16">Testing the web application.</text:p>
        </text:list-item>
      </text:list>
      <text:list xml:id="list152525972975250" text:continue-list="list152525795195788" text:style-name="L1">
        <text:list-item>
          <text:p text:style-name="P7">HTML/CSS work<text:span text:style-name="T3">(layout,style,functionality)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4:21:40.725725586</meta:creation-date>
    <dc:date>2016-04-10T15:25:24.943122367</dc:date>
    <meta:editing-duration>PT2M3S</meta:editing-duration>
    <meta:editing-cycles>1</meta:editing-cycles>
    <meta:document-statistic meta:table-count="0" meta:image-count="0" meta:object-count="0" meta:page-count="1" meta:paragraph-count="32" meta:word-count="234" meta:character-count="1537" meta:non-whitespace-character-count="1349"/>
    <meta:generator>LibreOffice/5.1.2.1.0$Linux_X86_64 LibreOffice_project/10m0$Build-1</meta:generator>
  </office:meta>
</office:document-meta>
</file>